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1.582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3.109cm"/>
    </style:style>
    <style:style style:name="co7" style:family="table-column">
      <style:table-column-properties fo:break-before="auto" style:column-width="10.104cm"/>
    </style:style>
    <style:style style:name="co8" style:family="table-column">
      <style:table-column-properties fo:break-before="auto" style:column-width="5.8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fe7f5" style:vertical-align="middl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transparent" style:vertical-align="middl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4" style:family="table-cell" style:parent-style-name="Default">
      <style:table-cell-properties fo:wrap-option="wrap"/>
      <style:text-properties fo:font-size="9pt" style:font-size-asian="9pt" style:font-size-complex="9pt" fo:hyphenate="tru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casi_u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dice</text:p>
          </table:table-cell>
          <table:table-cell table:style-name="ce1" office:value-type="string">
            <text:p>Caso d'uso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UC.1</text:p>
          </table:table-cell>
          <table:table-cell table:style-name="ce2" office:value-type="string">
            <text:p>Ricerca di contenuti informativi</text:p>
          </table:table-cell>
          <table:table-cell table:style-name="ce4" office:value-type="string">
            <text:p>Termini di ricerca: etichette, fras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C.1.1</text:p>
          </table:table-cell>
          <table:table-cell table:style-name="ce3" office:value-type="string">
            <text:p>Ricerca di un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2</text:p>
          </table:table-cell>
          <table:table-cell table:style-name="ce3" office:value-type="string">
            <text:p>Ricerca di entità multipl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3</text:p>
          </table:table-cell>
          <table:table-cell office:value-type="string">
            <text:p>Aggiunta di un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4</text:p>
          </table:table-cell>
          <table:table-cell office:value-type="string">
            <text:p>Eliminazione di un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5</text:p>
          </table:table-cell>
          <table:table-cell office:value-type="string">
            <text:p>Visualizzazione dei padri di un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6</text:p>
          </table:table-cell>
          <table:table-cell office:value-type="string">
            <text:p>Visualizzazione dei figli di un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7</text:p>
          </table:table-cell>
          <table:table-cell office:value-type="string">
            <text:p>Selezione di un padre dell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UC.1.8</text:p>
          </table:table-cell>
          <table:table-cell office:value-type="string">
            <text:p>Selezione di un figlio dell'entità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>
            <text:p>UC.2</text:p>
          </table:table-cell>
          <table:table-cell table:style-name="ce2" office:value-type="string">
            <text:p>Raffinamento dei risultati della ricerca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>
            <text:p>UC.2.1</text:p>
          </table:table-cell>
          <table:table-cell office:value-type="string">
            <text:p>Aggiunta dei contenuti di un tipo</text:p>
          </table:table-cell>
          <table:table-cell table:number-columns-repeated="1021"/>
        </table:table-row>
        <table:table-row table:style-name="ro1">
          <table:table-cell office:value-type="string">
            <text:p>UC.2.2</text:p>
          </table:table-cell>
          <table:table-cell office:value-type="string">
            <text:p>Rimozione dei contenuti di un tipo</text:p>
          </table:table-cell>
          <table:table-cell table:number-columns-repeated="1021"/>
        </table:table-row>
        <table:table-row table:style-name="ro1">
          <table:table-cell office:value-type="string">
            <text:p>UC.2.3</text:p>
          </table:table-cell>
          <table:table-cell office:value-type="string">
            <text:p>Aggiunta dei contenuti pubblicati da un utente</text:p>
          </table:table-cell>
          <table:table-cell table:number-columns-repeated="1021"/>
        </table:table-row>
        <table:table-row table:style-name="ro1">
          <table:table-cell office:value-type="string">
            <text:p>UC.2.4</text:p>
          </table:table-cell>
          <table:table-cell office:value-type="string">
            <text:p>Rimozione dei contenuti pubblicati da un utente</text:p>
          </table:table-cell>
          <table:table-cell table:number-columns-repeated="1021"/>
        </table:table-row>
        <table:table-row table:style-name="ro1">
          <table:table-cell office:value-type="string">
            <text:p>UC.2.5</text:p>
          </table:table-cell>
          <table:table-cell office:value-type="string">
            <text:p>Aggiunta dei contenuti relativi ad un argomento</text:p>
          </table:table-cell>
          <table:table-cell table:number-columns-repeated="1021"/>
        </table:table-row>
        <table:table-row table:style-name="ro1">
          <table:table-cell office:value-type="string">
            <text:p>UC.2.6</text:p>
          </table:table-cell>
          <table:table-cell office:value-type="string">
            <text:p>Rimozione dei contenuti relativi ad un argomento</text:p>
          </table:table-cell>
          <table:table-cell table:number-columns-repeated="1021"/>
        </table:table-row>
        <table:table-row table:style-name="ro1">
          <table:table-cell office:value-type="string">
            <text:p>UC.2.7</text:p>
          </table:table-cell>
          <table:table-cell office:value-type="string">
            <text:p>Aggiunta dei contenuti associati ad un'intenzione</text:p>
          </table:table-cell>
          <table:table-cell table:number-columns-repeated="1021"/>
        </table:table-row>
        <table:table-row table:style-name="ro1">
          <table:table-cell office:value-type="string">
            <text:p>UC.2.8</text:p>
          </table:table-cell>
          <table:table-cell office:value-type="string">
            <text:p>Rimozione dei contenuti associati ad un'intenzione</text:p>
          </table:table-cell>
          <table:table-cell table:number-columns-repeated="1021"/>
        </table:table-row>
        <table:table-row table:style-name="ro1">
          <table:table-cell office:value-type="string">
            <text:p>UC.2.9</text:p>
          </table:table-cell>
          <table:table-cell office:value-type="string">
            <text:p>Aggiunta dei contenuti associati ad un'emozione</text:p>
          </table:table-cell>
          <table:table-cell table:number-columns-repeated="1021"/>
        </table:table-row>
        <table:table-row table:style-name="ro1">
          <table:table-cell office:value-type="string">
            <text:p>UC.2.10</text:p>
          </table:table-cell>
          <table:table-cell office:value-type="string">
            <text:p>Rimozione dei contenuti associati ad un'emozione</text:p>
          </table:table-cell>
          <table:table-cell table:number-columns-repeated="1021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e della data minima di pubblicazione</text:p>
          </table:table-cell>
          <table:table-cell table:number-columns-repeated="1021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e della data massima di pubblicazione</text:p>
          </table:table-cell>
          <table:table-cell table:number-columns-repeated="1021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e della data di pubblicazione</text:p>
          </table:table-cell>
          <table:table-cell table:number-columns-repeated="1021"/>
        </table:table-row>
        <table:table-row table:style-name="ro1">
          <table:table-cell office:value-type="string">
            <text:p>UC.2.14</text:p>
          </table:table-cell>
          <table:table-cell office:value-type="string">
            <text:p>Selezione del grado minimo di attinenza</text:p>
          </table:table-cell>
          <table:table-cell office:value-type="string">
            <text:p>Numero minimo di etichette assegnate tra quelle cerc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C.3</text:p>
          </table:table-cell>
          <table:table-cell table:style-name="ce2" office:value-type="string">
            <text:p>Consultazione dei risultati della ricerca</text:p>
          </table:table-cell>
          <table:table-cell table:number-columns-repeated="1021"/>
        </table:table-row>
        <table:table-row table:style-name="ro1">
          <table:table-cell office:value-type="string">
            <text:p>UC.3.1</text:p>
          </table:table-cell>
          <table:table-cell office:value-type="string">
            <text:p>Selezione di un contenuto informativo</text:p>
          </table:table-cell>
          <table:table-cell table:number-columns-repeated="1021"/>
        </table:table-row>
        <table:table-row table:style-name="ro1">
          <table:table-cell office:value-type="string">
            <text:p>UC.3.2</text:p>
          </table:table-cell>
          <table:table-cell office:value-type="string">
            <text:p>Visualizzazione delle proprietà di un contenuto informativo</text:p>
          </table:table-cell>
          <table:table-cell office:value-type="string">
            <text:p>Informazioni dettagliate</text:p>
          </table:table-cell>
          <table:table-cell table:number-columns-repeated="1020"/>
        </table:table-row>
        <table:table-row table:style-name="ro1">
          <table:table-cell office:value-type="string">
            <text:p>UC.3.3</text:p>
          </table:table-cell>
          <table:table-cell office:value-type="string">
            <text:p>Visualizzazione delle etichette assegnate ad un contenuto informativo</text:p>
          </table:table-cell>
          <table:table-cell table:number-columns-repeated="1021"/>
        </table:table-row>
        <table:table-row table:style-name="ro1">
          <table:table-cell office:value-type="string">
            <text:p>UC.3.4</text:p>
          </table:table-cell>
          <table:table-cell office:value-type="string">
            <text:p>Visualizzazione delle reazioni ad un contenuto informativo</text:p>
          </table:table-cell>
          <table:table-cell office:value-type="string">
            <text:p>Rappresentazione mediante archi delle risposte ai contenut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C.4</text:p>
          </table:table-cell>
          <table:table-cell table:style-name="ce2" office:value-type="string">
            <text:p>Consultazione della discussione generata da un contenuto informativo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siti" table:style-name="ta1">
        <table:table-column table:style-name="co5" table:default-cell-style-name="Default"/>
        <table:table-column table:style-name="co6" table:default-cell-style-name="ce11"/>
        <table:table-column table:style-name="co7" table:default-cell-style-name="ce14"/>
        <table:table-column table:style-name="co4" table:number-columns-repeated="1021" table:default-cell-style-name="Default"/>
        <table:table-row table:style-name="ro1">
          <table:table-cell table:style-name="ce7" office:value-type="string">
            <text:p>Codice</text:p>
          </table:table-cell>
          <table:table-cell table:style-name="ce9" office:value-type="string">
            <text:p>Requisito</text:p>
          </table:table-cell>
          <table:table-cell table:style-name="ce13"/>
          <table:table-cell table:style-name="ce7" table:number-columns-repeated="1021"/>
        </table:table-row>
        <table:table-row table:style-name="ro1">
          <table:table-cell table:style-name="ce8" office:value-type="string">
            <text:p>R1</text:p>
          </table:table-cell>
          <table:table-cell table:style-name="ce10" office:value-type="string">
            <text:p>Visualizzazione degli utenti</text:p>
          </table:table-cell>
          <table:table-cell table:number-columns-repeated="1022"/>
        </table:table-row>
        <table:table-row table:style-name="ro1">
          <table:table-cell office:value-type="string">
            <text:p>R1.1</text:p>
          </table:table-cell>
          <table:table-cell office:value-type="string">
            <text:p>Visualizzazione delle informazioni essenziali relative un utente</text:p>
          </table:table-cell>
          <table:table-cell office:value-type="string">
            <text:p>nome (utente), …</text:p>
          </table:table-cell>
          <table:table-cell table:number-columns-repeated="1021"/>
        </table:table-row>
        <table:table-row table:style-name="ro1">
          <table:table-cell office:value-type="string">
            <text:p>R1.2</text:p>
          </table:table-cell>
          <table:table-cell office:value-type="string">
            <text:p>Visualizzazione dei contenuti pubblicati da un utente</text:p>
          </table:table-cell>
          <table:table-cell table:number-columns-repeated="1022"/>
        </table:table-row>
        <table:table-row table:style-name="ro1">
          <table:table-cell office:value-type="string">
            <text:p>R1.3</text:p>
          </table:table-cell>
          <table:table-cell table:number-columns-repeated="1023"/>
        </table:table-row>
        <table:table-row table:style-name="ro1">
          <table:table-cell office:value-type="string">
            <text:p>R1.4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R2</text:p>
          </table:table-cell>
          <table:table-cell table:style-name="ce10" office:value-type="string">
            <text:p>Visualizzazione de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R2.1</text:p>
          </table:table-cell>
          <table:table-cell office:value-type="string">
            <text:p>Visualizzazione grafica del tipo di contenuto</text:p>
          </table:table-cell>
          <table:table-cell table:number-columns-repeated="1022"/>
        </table:table-row>
        <table:table-row table:style-name="ro1">
          <table:table-cell office:value-type="string">
            <text:p>R2.2</text:p>
          </table:table-cell>
          <table:table-cell office:value-type="string">
            <text:p>Visualizzazione delle informazioni essenziali relative ad un contenuto informativo</text:p>
          </table:table-cell>
          <table:table-cell table:number-columns-repeated="1022"/>
        </table:table-row>
        <table:table-row table:style-name="ro1">
          <table:table-cell office:value-type="string">
            <text:p>R2.3</text:p>
          </table:table-cell>
          <table:table-cell office:value-type="string">
            <text:p>Visualizzazione della discussione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R3</text:p>
          </table:table-cell>
          <table:table-cell table:style-name="ce10" office:value-type="string">
            <text:p>Visualizzazione delle entità del dominio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R4</text:p>
          </table:table-cell>
          <table:table-cell table:style-name="ce10" office:value-type="string">
            <text:p>Ricerca avanzata di contenuti informativ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0" office:value-type="string">
            <text:p>Gestione delle prospettive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2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  <text:p>Gli archi entranti e uscenti da contenuti presenti nella discussione ma non nella ricerca vanno indicati diversamente (tratteggio, …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12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12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12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0" office:value-type="string">
            <text:p>Gestione del piano temporale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10" office:value-type="string">
            <text:p>Gestione utente</text:p>
          </table:table-cell>
          <table:table-cell office:value-type="string">
            <text:p>Filtro automatico dei contenuti basato su interessi e livello utent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2" office:value-type="string">
            <text:p>Gestione degli interessi dell'uten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stione del profilo dell'utente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ori" table:style-name="ta1">
        <table:table-column table:style-name="co4" table:default-cell-style-name="ce1"/>
        <table:table-column table:style-name="co8" table:default-cell-style-name="ce6"/>
        <table:table-row table:style-name="ro1">
          <table:table-cell office:value-type="string">
            <text:p>Visitator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 style:data-style-name="N2" text:time-value="0000-00-00T16:11:1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09T19:17:23</dc:date>
    <meta:editing-duration>PT6H49M9S</meta:editing-duration>
    <meta:editing-cycles>66</meta:editing-cycles>
    <meta:generator>LibreOffice/3.6$Linux_X86_64 LibreOffice_project/360m1$Build-102</meta:generator>
    <dc:creator>Nicola </dc:creator>
    <meta:document-statistic meta:table-count="3" meta:cell-count="105" meta:object-count="0"/>
  </office:meta>
</office:document-meta>
</file>